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Auteur inconnu</dc:creator><dc:date>2013-05-08T10:50:37</dc:date><text:p text:style-name="P3"><text:span text:style-name="T1">do section for file in files</text:span></text:p><text:p text:style-name="P3"><text:span text:style-name="T1"/></text:p></office:annotation> <text:s text:c="2"/><draw:frame draw:style-name="fr1" draw:name="Cadre1" text:anchor-type="as-char" svg:width="2.499cm" draw:z-index="0"><draw:text-box fo:min-height="0.559cm"><text:p text:style-name="P1"><office:annotation><dc:creator>Auteur inconnu</dc:creator><dc:date>2013-05-08T10:51:47</dc:date><text:p text:style-name="P3"><text:span text:style-name="T1">do text</text:span></text:p><text:p text:style-name="P3"><text:span text:style-name="T1">from document(at=file['fname'])</text:span></text:p><text:p text:style-name="P3"><text:span text:style-name="T1"/></text:p></office:annotation></text:p><text:p text:style-name="P1"/><text:p text:style-name="P1"/><text:p text:style-name="P1"/></draw:text-box></draw:frame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64cm" fo:margin-bottom="2cm" fo:margin-left="1cm" fo:margin-right="1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 -</meta:initial-creator>
    <meta:creation-date>2011-12-21T23:23:19.82</meta:creation-date>
    <dc:date>2013-05-08T12:14:09</dc:date>
    <meta:editing-duration>PT32M36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1" meta:paragraph-count="2" meta:word-count="2" meta:character-count="6" meta:non-whitespace-character-count="2"/>
  </office:meta>
</office:document-meta>
</file>